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paragraph-rsid="002815b2"/>
    </style:style>
    <style:style style:name="P3" style:family="paragraph" style:parent-style-name="Standard">
      <style:paragraph-properties fo:line-height="200%"/>
      <style:text-properties officeooo:paragraph-rsid="00287c3d"/>
    </style:style>
    <style:style style:name="P4" style:family="paragraph" style:parent-style-name="Standard">
      <style:paragraph-properties fo:line-height="200%"/>
      <style:text-properties officeooo:paragraph-rsid="005a2a32"/>
    </style:style>
    <style:style style:name="P5" style:family="paragraph" style:parent-style-name="Standard">
      <style:paragraph-properties fo:line-height="200%"/>
      <style:text-properties officeooo:paragraph-rsid="007c56df"/>
    </style:style>
    <style:style style:name="P6" style:family="paragraph" style:parent-style-name="Standard">
      <style:paragraph-properties fo:line-height="200%"/>
      <style:text-properties fo:font-weight="normal" officeooo:rsid="0047f669" officeooo:paragraph-rsid="00287c3d" style:font-weight-asian="normal" style:font-weight-complex="normal"/>
    </style:style>
    <style:style style:name="P7" style:family="paragraph" style:parent-style-name="Standard">
      <style:paragraph-properties fo:line-height="200%"/>
      <style:text-properties fo:font-weight="normal" officeooo:rsid="0044cf8a" officeooo:paragraph-rsid="00287c3d" style:font-weight-asian="normal" style:font-weight-complex="normal"/>
    </style:style>
    <style:style style:name="P8" style:family="paragraph" style:parent-style-name="Standard">
      <style:paragraph-properties fo:line-height="200%"/>
      <style:text-properties fo:font-weight="normal" officeooo:rsid="005efa54" officeooo:paragraph-rsid="005a2a32" style:font-weight-asian="normal" style:font-weight-complex="normal"/>
    </style:style>
    <style:style style:name="P9" style:family="paragraph" style:parent-style-name="Standard">
      <style:paragraph-properties fo:line-height="200%"/>
      <style:text-properties officeooo:paragraph-rsid="007c56df"/>
    </style:style>
    <style:style style:name="T1" style:family="text">
      <style:text-properties officeooo:rsid="0015a81b"/>
    </style:style>
    <style:style style:name="T2" style:family="text">
      <style:text-properties officeooo:rsid="00193f73"/>
    </style:style>
    <style:style style:name="T3" style:family="text">
      <style:text-properties officeooo:rsid="001a9094"/>
    </style:style>
    <style:style style:name="T4" style:family="text">
      <style:text-properties officeooo:rsid="001dfeb4"/>
    </style:style>
    <style:style style:name="T5" style:family="text">
      <style:text-properties officeooo:rsid="001f97ef"/>
    </style:style>
    <style:style style:name="T6" style:family="text">
      <style:text-properties officeooo:rsid="0025b67c"/>
    </style:style>
    <style:style style:name="T7" style:family="text">
      <style:text-properties officeooo:rsid="0027c09b"/>
    </style:style>
    <style:style style:name="T8" style:family="text">
      <style:text-properties officeooo:rsid="002815b2"/>
    </style:style>
    <style:style style:name="T9" style:family="text">
      <style:text-properties officeooo:rsid="00287c3d"/>
    </style:style>
    <style:style style:name="T10" style:family="text">
      <style:text-properties officeooo:rsid="002a365e"/>
    </style:style>
    <style:style style:name="T11" style:family="text">
      <style:text-properties officeooo:rsid="002bc92a"/>
    </style:style>
    <style:style style:name="T12" style:family="text">
      <style:text-properties officeooo:rsid="002d045e"/>
    </style:style>
    <style:style style:name="T13" style:family="text">
      <style:text-properties officeooo:rsid="002d82a0"/>
    </style:style>
    <style:style style:name="T14" style:family="text">
      <style:text-properties officeooo:rsid="002e4f31"/>
    </style:style>
    <style:style style:name="T15" style:family="text">
      <style:text-properties officeooo:rsid="002fdd0f"/>
    </style:style>
    <style:style style:name="T16" style:family="text">
      <style:text-properties officeooo:rsid="00308f36"/>
    </style:style>
    <style:style style:name="T17" style:family="text">
      <style:text-properties officeooo:rsid="003312b3"/>
    </style:style>
    <style:style style:name="T18" style:family="text">
      <style:text-properties officeooo:rsid="00349cc6"/>
    </style:style>
    <style:style style:name="T19" style:family="text">
      <style:text-properties officeooo:rsid="003651c5"/>
    </style:style>
    <style:style style:name="T20" style:family="text">
      <style:text-properties officeooo:rsid="00368afa"/>
    </style:style>
    <style:style style:name="T21" style:family="text">
      <style:text-properties officeooo:rsid="0036d386"/>
    </style:style>
    <style:style style:name="T22" style:family="text">
      <style:text-properties officeooo:rsid="0037fc64"/>
    </style:style>
    <style:style style:name="T23" style:family="text">
      <style:text-properties officeooo:rsid="0039add6"/>
    </style:style>
    <style:style style:name="T24" style:family="text">
      <style:text-properties officeooo:rsid="003b1fb6"/>
    </style:style>
    <style:style style:name="T25" style:family="text">
      <style:text-properties officeooo:rsid="003c1934"/>
    </style:style>
    <style:style style:name="T26" style:family="text">
      <style:text-properties officeooo:rsid="003e167c"/>
    </style:style>
    <style:style style:name="T27" style:family="text">
      <style:text-properties officeooo:rsid="003fa152"/>
    </style:style>
    <style:style style:name="T28" style:family="text">
      <style:text-properties officeooo:rsid="00405a79"/>
    </style:style>
    <style:style style:name="T29" style:family="text">
      <style:text-properties fo:font-weight="bold" officeooo:rsid="00405a79" style:font-weight-asian="bold" style:font-weight-complex="bold"/>
    </style:style>
    <style:style style:name="T30" style:family="text">
      <style:text-properties fo:font-weight="normal" officeooo:rsid="00405a79" style:font-weight-asian="normal" style:font-weight-complex="normal"/>
    </style:style>
    <style:style style:name="T31" style:family="text">
      <style:text-properties fo:font-weight="normal" officeooo:rsid="004063ef" style:font-weight-asian="normal" style:font-weight-complex="normal"/>
    </style:style>
    <style:style style:name="T32" style:family="text">
      <style:text-properties fo:font-weight="normal" officeooo:rsid="00416829" style:font-weight-asian="normal" style:font-weight-complex="normal"/>
    </style:style>
    <style:style style:name="T33" style:family="text">
      <style:text-properties fo:font-weight="normal" officeooo:rsid="0043153f" style:font-weight-asian="normal" style:font-weight-complex="normal"/>
    </style:style>
    <style:style style:name="T34" style:family="text">
      <style:text-properties fo:font-weight="normal" officeooo:rsid="0044cf8a" style:font-weight-asian="normal" style:font-weight-complex="normal"/>
    </style:style>
    <style:style style:name="T35" style:family="text">
      <style:text-properties fo:font-weight="normal" officeooo:rsid="0047f669" style:font-weight-asian="normal" style:font-weight-complex="normal"/>
    </style:style>
    <style:style style:name="T36" style:family="text">
      <style:text-properties fo:font-weight="normal" officeooo:rsid="004868fb" style:font-weight-asian="normal" style:font-weight-complex="normal"/>
    </style:style>
    <style:style style:name="T37" style:family="text">
      <style:text-properties fo:font-weight="normal" officeooo:rsid="00492c01" style:font-weight-asian="normal" style:font-weight-complex="normal"/>
    </style:style>
    <style:style style:name="T38" style:family="text">
      <style:text-properties fo:font-weight="normal" officeooo:rsid="004adb5a" style:font-weight-asian="normal" style:font-weight-complex="normal"/>
    </style:style>
    <style:style style:name="T39" style:family="text">
      <style:text-properties fo:font-weight="normal" officeooo:rsid="004c8a23" style:font-weight-asian="normal" style:font-weight-complex="normal"/>
    </style:style>
    <style:style style:name="T40" style:family="text">
      <style:text-properties fo:font-weight="normal" officeooo:rsid="004ca9a2" style:font-weight-asian="normal" style:font-weight-complex="normal"/>
    </style:style>
    <style:style style:name="T41" style:family="text">
      <style:text-properties fo:font-weight="normal" officeooo:rsid="004e3b05" style:font-weight-asian="normal" style:font-weight-complex="normal"/>
    </style:style>
    <style:style style:name="T42" style:family="text">
      <style:text-properties fo:font-weight="normal" officeooo:rsid="004ea197" style:font-weight-asian="normal" style:font-weight-complex="normal"/>
    </style:style>
    <style:style style:name="T43" style:family="text">
      <style:text-properties fo:font-weight="normal" officeooo:rsid="004f28bc" style:font-weight-asian="normal" style:font-weight-complex="normal"/>
    </style:style>
    <style:style style:name="T44" style:family="text">
      <style:text-properties fo:font-weight="normal" officeooo:rsid="00505cec" style:font-weight-asian="normal" style:font-weight-complex="normal"/>
    </style:style>
    <style:style style:name="T45" style:family="text">
      <style:text-properties fo:font-weight="normal" officeooo:rsid="00515415" style:font-weight-asian="normal" style:font-weight-complex="normal"/>
    </style:style>
    <style:style style:name="T46" style:family="text">
      <style:text-properties fo:font-weight="normal" officeooo:rsid="0055116b" style:font-weight-asian="normal" style:font-weight-complex="normal"/>
    </style:style>
    <style:style style:name="T47" style:family="text">
      <style:text-properties fo:font-weight="normal" officeooo:rsid="0055972e" style:font-weight-asian="normal" style:font-weight-complex="normal"/>
    </style:style>
    <style:style style:name="T48" style:family="text">
      <style:text-properties fo:font-weight="normal" officeooo:rsid="00578fc9" style:font-weight-asian="normal" style:font-weight-complex="normal"/>
    </style:style>
    <style:style style:name="T49" style:family="text">
      <style:text-properties fo:font-weight="normal" officeooo:rsid="00585f95" style:font-weight-asian="normal" style:font-weight-complex="normal"/>
    </style:style>
    <style:style style:name="T50" style:family="text">
      <style:text-properties fo:font-weight="normal" officeooo:rsid="005a2a32" style:font-weight-asian="normal" style:font-weight-complex="normal"/>
    </style:style>
    <style:style style:name="T51" style:family="text">
      <style:text-properties fo:font-weight="normal" officeooo:rsid="005a731b" style:font-weight-asian="normal" style:font-weight-complex="normal"/>
    </style:style>
    <style:style style:name="T52" style:family="text">
      <style:text-properties fo:font-weight="normal" officeooo:rsid="005aa1af" style:font-weight-asian="normal" style:font-weight-complex="normal"/>
    </style:style>
    <style:style style:name="T53" style:family="text">
      <style:text-properties fo:font-weight="normal" officeooo:rsid="005c9ab0" style:font-weight-asian="normal" style:font-weight-complex="normal"/>
    </style:style>
    <style:style style:name="T54" style:family="text">
      <style:text-properties fo:font-weight="normal" officeooo:rsid="005e3bca" style:font-weight-asian="normal" style:font-weight-complex="normal"/>
    </style:style>
    <style:style style:name="T55" style:family="text">
      <style:text-properties fo:font-weight="normal" officeooo:rsid="005efa54" style:font-weight-asian="normal" style:font-weight-complex="normal"/>
    </style:style>
    <style:style style:name="T56" style:family="text">
      <style:text-properties fo:font-weight="normal" officeooo:rsid="00639ac3" style:font-weight-asian="normal" style:font-weight-complex="normal"/>
    </style:style>
    <style:style style:name="T57" style:family="text">
      <style:text-properties fo:font-weight="normal" officeooo:rsid="0064197f" style:font-weight-asian="normal" style:font-weight-complex="normal"/>
    </style:style>
    <style:style style:name="T58" style:family="text">
      <style:text-properties fo:font-weight="normal" officeooo:rsid="0065bc53" style:font-weight-asian="normal" style:font-weight-complex="normal"/>
    </style:style>
    <style:style style:name="T59" style:family="text">
      <style:text-properties fo:font-weight="normal" officeooo:rsid="006747f3" style:font-weight-asian="normal" style:font-weight-complex="normal"/>
    </style:style>
    <style:style style:name="T60" style:family="text">
      <style:text-properties fo:font-weight="normal" officeooo:rsid="006a7afd" style:font-weight-asian="normal" style:font-weight-complex="normal"/>
    </style:style>
    <style:style style:name="T61" style:family="text">
      <style:text-properties fo:font-weight="normal" officeooo:rsid="006cfe6d" style:font-weight-asian="normal" style:font-weight-complex="normal"/>
    </style:style>
    <style:style style:name="T62" style:family="text">
      <style:text-properties fo:font-weight="normal" officeooo:rsid="00701369" style:font-weight-asian="normal" style:font-weight-complex="normal"/>
    </style:style>
    <style:style style:name="T63" style:family="text">
      <style:text-properties fo:font-weight="normal" officeooo:rsid="0071eee6" style:font-weight-asian="normal" style:font-weight-complex="normal"/>
    </style:style>
    <style:style style:name="T64" style:family="text">
      <style:text-properties fo:font-weight="normal" officeooo:rsid="00732211" style:font-weight-asian="normal" style:font-weight-complex="normal"/>
    </style:style>
    <style:style style:name="T65" style:family="text">
      <style:text-properties fo:font-weight="normal" officeooo:rsid="007389cf" style:font-weight-asian="normal" style:font-weight-complex="normal"/>
    </style:style>
    <style:style style:name="T66" style:family="text">
      <style:text-properties fo:font-weight="normal" officeooo:rsid="00755275" style:font-weight-asian="normal" style:font-weight-complex="normal"/>
    </style:style>
    <style:style style:name="T67" style:family="text">
      <style:text-properties fo:font-weight="normal" officeooo:rsid="00772eeb" style:font-weight-asian="normal" style:font-weight-complex="normal"/>
    </style:style>
    <style:style style:name="T68" style:family="text">
      <style:text-properties fo:font-weight="normal" officeooo:rsid="00775baf" style:font-weight-asian="normal" style:font-weight-complex="normal"/>
    </style:style>
    <style:style style:name="T69" style:family="text">
      <style:text-properties fo:font-weight="normal" officeooo:rsid="0078c096" style:font-weight-asian="normal" style:font-weight-complex="normal"/>
    </style:style>
    <style:style style:name="T70" style:family="text">
      <style:text-properties fo:font-weight="normal" officeooo:rsid="0078ed02" style:font-weight-asian="normal" style:font-weight-complex="normal"/>
    </style:style>
    <style:style style:name="T71" style:family="text">
      <style:text-properties fo:font-weight="normal" officeooo:rsid="007ab0d3" style:font-weight-asian="normal" style:font-weight-complex="normal"/>
    </style:style>
    <style:style style:name="T72" style:family="text">
      <style:text-properties fo:font-weight="normal" officeooo:rsid="007c56df" style:font-weight-asian="normal" style:font-weight-complex="normal"/>
    </style:style>
    <style:style style:name="T73" style:family="text">
      <style:text-properties fo:font-weight="normal" officeooo:rsid="007d87fe" style:font-weight-asian="normal" style:font-weight-complex="normal"/>
    </style:style>
    <style:style style:name="T74" style:family="text">
      <style:text-properties fo:font-weight="normal" officeooo:rsid="007df3ac" style:font-weight-asian="normal" style:font-weight-complex="normal"/>
    </style:style>
    <style:style style:name="T75" style:family="text">
      <style:text-properties fo:font-weight="normal" officeooo:rsid="007f41b7" style:font-weight-asian="normal" style:font-weight-complex="normal"/>
    </style:style>
    <style:style style:name="T76" style:family="text">
      <style:text-properties fo:font-weight="normal" officeooo:rsid="0080615b" style:font-weight-asian="normal" style:font-weight-complex="normal"/>
    </style:style>
    <style:style style:name="T77" style:family="text">
      <style:text-properties fo:font-weight="normal" officeooo:rsid="0081bd32" style:font-weight-asian="normal" style:font-weight-complex="normal"/>
    </style:style>
    <style:style style:name="T78" style:family="text">
      <style:text-properties fo:font-weight="normal" officeooo:rsid="0082e573" style:font-weight-asian="normal" style:font-weight-complex="normal"/>
    </style:style>
    <style:style style:name="T79" style:family="text">
      <style:text-properties fo:font-weight="normal" officeooo:rsid="0085793a" style:font-weight-asian="normal" style:font-weight-complex="normal"/>
    </style:style>
    <style:style style:name="T80" style:family="text">
      <style:text-properties fo:font-style="italic" fo:font-weight="normal" officeooo:rsid="0085793a" style:font-style-asian="italic" style:font-weight-asian="normal" style:font-style-complex="italic" style:font-weight-complex="normal"/>
    </style:style>
    <style:style style:name="T81" style:family="text">
      <style:text-properties fo:font-style="normal" fo:font-weight="normal" officeooo:rsid="0085793a" style:font-style-asian="normal" style:font-weight-asian="normal" style:font-style-complex="normal" style:font-weight-complex="normal"/>
    </style:style>
    <style:style style:name="T82" style:family="text">
      <style:text-properties fo:font-style="normal" fo:font-weight="normal" officeooo:rsid="008864b7" style:font-style-asian="normal" style:font-weight-asian="normal" style:font-style-complex="normal" style:font-weight-complex="normal"/>
    </style:style>
    <style:style style:name="T83" style:family="text">
      <style:text-properties fo:font-style="normal" fo:font-weight="normal" officeooo:rsid="00892492" style:font-style-asian="normal" style:font-weight-asian="normal" style:font-style-complex="normal" style:font-weight-complex="normal"/>
    </style:style>
    <style:style style:name="T84" style:family="text">
      <style:text-properties fo:font-style="normal" fo:font-weight="normal" officeooo:rsid="008aaa51"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I see I get to rid the world of two scourges today, accursed bird!” taunted <text:span text:style-name="T1">the vulture</text:span>, <text:span text:style-name="T2">sheathing his firearm for a dual pair of scimitars and soaring into the phoenix. </text:span><text:span text:style-name="T3">Urod, utilizing his rapier and parrying dagger, countered and </text:span><text:span text:style-name="T4">broke Volk’s guard, </text:span><text:span text:style-name="T5">cutting across the vulture’s arm </text:span><text:span text:style-name="T7">and flying past him, the two then re-engaging in a flurry of parries. </text:span></text:p>
      <text:p text:style-name="P2"><text:tab/>“<text:span text:style-name="T8">I’ll not let you exterminate one of Nature’s children, depraved scavenger.</text:span><text:span text:style-name="T6">”</text:span></text:p>
      <text:p text:style-name="P3"><text:span text:style-name="T6"><text:tab/>“</text:span><text:span text:style-name="T8">Good thing I was looking for a fight today, </text:span><text:span text:style-name="T9">then,” </text:span><text:span text:style-name="T11">replied Volk, </text:span><text:span text:style-name="T12">entering a bind of blades with one of his rapiers and </text:span></text:p>
      <text:p text:style-name="P3"><text:tab/><text:span text:style-name="T13">&lt;translate&gt;</text:span></text:p>
      <text:p text:style-name="P3"><text:span text:style-name="T6"><text:tab/></text:span><text:span text:style-name="T9">As the </text:span><text:span text:style-name="T10">birds clashed and cut at one another, Panama </text:span><text:span text:style-name="T11">knelt by Cyrus and tried to wake him, </text:span><text:span text:style-name="T12">rolling him over to his back and wrapping his wings and arms around the parrot’s back. “</text:span><text:span text:style-name="T13">Stay with me, friend. Please </text:span><text:span text:style-name="T14">stay with me,</text:span><text:span text:style-name="T13">” </text:span><text:span text:style-name="T14">he begged as Lucius rushed over to Shekel, </text:span><text:span text:style-name="T15">feeling his chest for a pulse which turned out faint. “</text:span><text:span text:style-name="T16">Wake up!” the crow pleaded, pressing his head against his friend’s pounding chest.</text:span></text:p>
      <text:p text:style-name="P3"><text:tab/>“<text:span text:style-name="T17">Ah...I’m not dead yet pardner,” joked </text:span><text:span text:style-name="T18">the </text:span><text:span text:style-name="T19">parrot, starting to come to. </text:span><text:span text:style-name="T20">As Cyrus, stumbled to his feet with the aid of Panama, </text:span><text:span text:style-name="T21">his thoughts returned to him. “Shekel!” he cried, nearly falling over as he lurched towards the cheetah, </text:span><text:span text:style-name="T22">beginning to weep </text:span><text:span text:style-name="T23">interrupted with bouts of coughing up blood. </text:span><text:span text:style-name="T24">The wounded cat’s blood dripped and sputtered from the holes in his flesh, </text:span><text:span text:style-name="T25">though the bullets acted mostly as massive clots.</text:span></text:p>
      <text:p text:style-name="P3"><text:tab/>“<text:span text:style-name="T26">I really wish Leora was here right now…” </text:span><text:span text:style-name="T27">lamented Lucius, trying to come up with anything he could to help his new friends.</text:span></text:p>
      <text:p text:style-name="P3"><text:tab/>“<text:span text:style-name="T28">Is that </text:span><text:span text:style-name="T29">her</text:span><text:span text:style-name="T30"> name? The bat?” asked Panama, as </text:span><text:span text:style-name="T31">both he and Lucius</text:span><text:span text:style-name="T30"> used their shared supplies to try to remove the bullets and clean plus bandage the holes in Shekel and Cyrus respectively.</text:span></text:p>
      <text:p text:style-name="P3"><text:span text:style-name="T30"><text:tab/>“</text:span><text:span text:style-name="T32">Ah...yes,” </text:span><text:span text:style-name="T33">Lux answered hesitantly, slightly embarrassed that he’d never mentioned her name before, </text:span><text:span text:style-name="T34">as the two tried their best to communicate to break the tension of their work.</text:span></text:p>
      <text:p text:style-name="P3"><text:span text:style-name="T34"><text:tab/>“</text:span><text:span text:style-name="T35">Your secret is safe with me, amigo,” Panama assured the liger.</text:span></text:p>
      <text:p text:style-name="P3"><text:soft-page-break/><text:span text:style-name="T35"><text:tab/>“</text:span><text:span text:style-name="T36">Shekel baby, please, please come back for me…” Cyrus continued to mutter over and over, </text:span><text:span text:style-name="T37">occasionally stroking the cheetah’s fur. </text:span><text:span text:style-name="T38">His tears mixed in with the blood, </text:span><text:span text:style-name="T39">and after a while it became apparent that only the </text:span><text:span text:style-name="T40">parrot had a strong chance of survival.</text:span></text:p>
      <text:p text:style-name="P3"><text:span text:style-name="T40"><text:tab/></text:span><text:span text:style-name="T41">[ line break ]</text:span></text:p>
      <text:p text:style-name="P3"><text:span text:style-name="T41"><text:tab/></text:span><text:span text:style-name="T42">Tiring of melee, the birds in the sky began to utilize their full magical capabilities. </text:span><text:span text:style-name="T43">Volk first created more duplicates of himself, who all surrounded Urod, but the phoenix kept his eyes successfully on the real vulture, refusing to acknowledge the illusions who could thus have no power over him.</text:span><text:span text:style-name="T42"> </text:span><text:span text:style-name="T44">Conversely, Urod slammed his opponent with a torrent of flames, which Volk only barely managed to shield himself from with his armored wings, the two of them landing on top of one of the taller ruined buildings.</text:span></text:p>
      <text:p text:style-name="P4"><text:span text:style-name="T44"><text:tab/>“</text:span><text:span text:style-name="T45">Give it up, mage. </text:span><text:span text:style-name="T46">I don’t know where you learned your craft from, but you could be so much more then this racist shell. </text:span><text:span text:style-name="T47">Surrender ; don’t throw your life away,” offered the phoenix, </text:span><text:span text:style-name="T48">trapping himself and Volk together in a dome of flames </text:span><text:span text:style-name="T49">which he summoned with a wave of his talon.</text:span></text:p>
      <text:p text:style-name="P4"><text:span text:style-name="T49"><text:tab/>“</text:span><text:span text:style-name="T50">I’m self taught, and your parlor tricks won’t dissuade me,” he retorted, creating an eye-searingly bright flash of light that spooked the phoenix’s concentration and thus broke Urod’s concentration, destroying the fire-dome. </text:span><text:span text:style-name="T51">Seizing the opportunity, Volk took to the skies again and </text:span><text:span text:style-name="T52">went for a dive just as Urod’s sight returned to him. </text:span><text:span text:style-name="T53">Countering, </text:span><text:span text:style-name="T54">he leapt out of Volk’s path and managed to claw his wing in the process, </text:span><text:span text:style-name="T55">sheering off a plate of armor.</text:span></text:p>
      <text:p text:style-name="P4"><text:span text:style-name="T55"><text:tab/>“</text:span><text:span text:style-name="T56">And what of you, phoenix? </text:span><text:span text:style-name="T57">Where do you come from, so that I can send your ashes back to your home?” the vulture taunted once more, but inquiring of Urod. </text:span><text:span text:style-name="T58">As they clashed again, the phoenix fined the vulture a few plates of armor for the question.</text:span></text:p>
      <text:p text:style-name="P4"><text:span text:style-name="T58"><text:tab/>“</text:span><text:span text:style-name="T59">I am U</text:span><text:span text:style-name="T60">rod, a bastion of nature.”</text:span></text:p>
      <text:p text:style-name="P4"><text:span text:style-name="T60"><text:tab/></text:span><text:span text:style-name="T61">[line break]</text:span></text:p>
      <text:p text:style-name="P5"><text:span text:style-name="T62"><text:tab/></text:span><text:span text:style-name="T63">Leora pouted to herself, munching on one of the hay pellets she found leftover. </text:span><text:span text:style-name="T64">It had been quite a while now since Althea had gone on her latest foraging trip, and she had begone to go stir-</text:span><text:span text:style-name="T65">crazy. </text:span><text:soft-page-break/><text:span text:style-name="T66">Curiously, she finally decided to explore the recesses of the cave. </text:span><text:span text:style-name="T67">There were d</text:span><text:span text:style-name="T74">eep engravings</text:span><text:span text:style-name="T67"> on the walls of formulas, </text:span><text:span text:style-name="T68">fungi li</text:span><text:span text:style-name="T75">ning some</text:span><text:span text:style-name="T68"> of the walls, and the sound of flowing water somewhere nearby. </text:span><text:span text:style-name="T69">Following the sound with her acute ears, the bat soon came across an underground river that was </text:span><text:span text:style-name="T76">crashing softly against rocks</text:span><text:span text:style-name="T69">. </text:span><text:span text:style-name="T70">She </text:span><text:span text:style-name="T77">reveled in the peaceful sound</text:span><text:span text:style-name="T70"> for a moment before noticing at the shore of the river sat an odd machine. </text:span><text:span text:style-name="T71">She slowly walked towards and took a seat at the chair beside it.</text:span></text:p>
      <text:p text:style-name="P5"><text:span text:style-name="T71"><text:tab/></text:span><text:span text:style-name="T72">The contraption was a very primitive typewriter upon further inspection, and it held in the back a girth-filled box with wiring all coming together in a cable out the back that ran down out of sight along the riverbed. </text:span><text:span text:style-name="T73">It was rusted, </text:span><text:span text:style-name="T78">but</text:span><text:span text:style-name="T73"> otherwise well-kept. </text:span><text:span text:style-name="T79">The typewriter made too shallow of any mark on the paper for her to read it by feel, so she could only wonder what the machine had been used to communicate, and by </text:span><text:span text:style-name="T80">whom,</text:span><text:span text:style-name="T81"> if not Althea herself.</text:span></text:p>
      <text:p text:style-name="P5"><text:span text:style-name="T81"><text:tab/></text:span><text:span text:style-name="T82">[ line break ]</text:span></text:p>
      <text:p text:style-name="P5"><text:span text:style-name="T82"><text:tab/>“Do you have any idea who did this?” asked Gwendolyn angrily.</text:span></text:p>
      <text:p text:style-name="P5"><text:span text:style-name="T82"><text:tab/>“No ma’am, we heard rustling in the office and came to investigate, and the telegram’s records were erased and the intruder disappeared,” responded a guard.</text:span></text:p>
      <text:p text:style-name="P5"><text:span text:style-name="T82"><text:tab/>“</text:span><text:span text:style-name="T83">Miss Gwendolyn, the Unidad have come up upon the Huntsmen and are engaging. Someone must have told them about the fighting,” interrupted a swine who ran into the ram nervously.</text:span></text:p>
      <text:p text:style-name="P5"><text:span text:style-name="T83"><text:tab/>“</text:span><text:span text:style-name="T84">Well, that must settle what they did with the telegram, at least.”</text:span></text:p>
      <text:p text:style-name="P8"/>
      <text:p text:style-name="P6"><text:tab/></text:p>
      <text:p text:style-name="P7"><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2T20:52:20.667869405</meta:creation-date>
    <dc:date>2020-04-23T21:39:49.764321434</dc:date>
    <meta:editing-duration>PT3H53M11S</meta:editing-duration>
    <meta:editing-cycles>95</meta:editing-cycles>
    <meta:generator>LibreOffice/6.4.2.2$Linux_X86_64 LibreOffice_project/40$Build-2</meta:generator>
    <meta:document-statistic meta:table-count="0" meta:image-count="0" meta:object-count="0" meta:page-count="3" meta:paragraph-count="27" meta:word-count="946" meta:character-count="5398" meta:non-whitespace-character-count="4448"/>
  </office:meta>
</office:document-meta>
</file>